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49142" officeooo:paragraph-rsid="0018501c" style:font-weight-asian="bold" style:font-weight-complex="bold"/>
    </style:style>
    <style:style style:name="P2" style:family="paragraph" style:parent-style-name="Standard">
      <style:text-properties fo:font-weight="normal" officeooo:rsid="00149142" officeooo:paragraph-rsid="0018501c" style:font-weight-asian="normal" style:font-weight-complex="normal"/>
    </style:style>
    <style:style style:name="P3" style:family="paragraph" style:parent-style-name="Standard">
      <style:text-properties fo:color="#000000" fo:font-weight="bold" officeooo:rsid="002284af" officeooo:paragraph-rsid="002284af" style:font-weight-asian="bold" style:font-weight-complex="bold"/>
    </style:style>
    <style:style style:name="P4" style:family="paragraph" style:parent-style-name="Standard">
      <style:text-properties fo:color="#000000" fo:font-weight="normal" officeooo:rsid="00232e05" officeooo:paragraph-rsid="00232e05" style:font-weight-asian="normal" style:font-weight-complex="normal"/>
    </style:style>
    <style:style style:name="P5" style:family="paragraph" style:parent-style-name="Standard" style:list-style-name="L1">
      <style:text-properties fo:color="#996600" fo:font-weight="normal" officeooo:rsid="0024ba87" officeooo:paragraph-rsid="0024ba87" style:font-weight-asian="normal" style:font-weight-complex="normal"/>
    </style:style>
    <style:style style:name="P6" style:family="paragraph" style:parent-style-name="Standard" style:list-style-name="L2">
      <style:text-properties fo:color="#0066cc" fo:font-weight="normal" officeooo:rsid="0024ba87" officeooo:paragraph-rsid="0024ba87" style:font-weight-asian="normal" style:font-weight-complex="normal"/>
    </style:style>
    <style:style style:name="P7" style:family="paragraph" style:parent-style-name="Standard">
      <style:text-properties fo:color="#0066cc" fo:font-weight="normal" officeooo:rsid="0024ba87" officeooo:paragraph-rsid="0024ba87" style:font-weight-asian="normal" style:font-weight-complex="normal"/>
    </style:style>
    <style:style style:name="P8" style:family="paragraph" style:parent-style-name="Standard">
      <style:text-properties fo:color="#000000" fo:font-weight="bold" officeooo:rsid="0024ba87" officeooo:paragraph-rsid="0024ba87" style:font-weight-asian="bold" style:font-weight-complex="bold"/>
    </style:style>
    <style:style style:name="P9" style:family="paragraph" style:parent-style-name="Standard">
      <style:text-properties fo:color="#000000" fo:font-weight="normal" officeooo:rsid="00232e05" officeooo:paragraph-rsid="00232e05" style:font-weight-asian="normal" style:font-weight-complex="normal"/>
    </style:style>
    <style:style style:name="P10" style:family="paragraph" style:parent-style-name="Standard">
      <style:text-properties fo:color="#ff3333" fo:font-weight="normal" officeooo:rsid="0024ba87" officeooo:paragraph-rsid="0024ba87" style:font-weight-asian="normal" style:font-weight-complex="normal"/>
    </style:style>
    <style:style style:name="T1" style:family="text">
      <style:text-properties officeooo:rsid="0024ba87"/>
    </style:style>
    <style:style style:name="T2" style:family="text">
      <style:text-properties style:text-position="sub 58%"/>
    </style:style>
    <style:style style:name="T3" style:family="text">
      <style:text-properties style:text-position="sub 58%" fo:font-style="normal" style:text-underline-style="none" fo:font-weight="normal" style:font-style-asian="normal" style:font-weight-asian="normal" style:font-style-complex="normal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8" style:family="text">
      <style:text-properties style:text-position="0% 100%" fo:font-style="normal" style:text-underline-style="none" fo:font-weight="normal" style:font-style-asian="normal" style:font-weight-asian="normal" style:font-style-complex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<text:span text:style-name="T1">2</text:span>L<text:span text:style-name="T1">7</text:span> Notes</text:p>
      <text:p text:style-name="P1"/>
      <text:p text:style-name="P2">Objectives:</text:p>
      <text:list xml:id="list6450485575881803813" text:style-name="L1">
        <text:list-item>
          <text:p text:style-name="P5">Define strong acids and weak acids.</text:p>
        </text:list-item>
        <text:list-item>
          <text:p text:style-name="P5">Describe how an acid's strength is related to the value of its acid dissociation constant.</text:p>
        </text:list-item>
        <text:list-item>
          <text:p text:style-name="P5">Calculate an acid dissociation constant (Ka) from concentration and pH measurements.</text:p>
        </text:list-item>
        <text:list-item>
          <text:p text:style-name="P5">Order acids by strength according to their acid dissociation constants (Ka).</text:p>
        </text:list-item>
        <text:list-item>
          <text:p text:style-name="P5">Order bases by strength according to their base dissociation constant (Kb).</text:p>
        </text:list-item>
      </text:list>
      <text:p text:style-name="P2"/>
      <text:p text:style-name="P2">Key Concepts:</text:p>
      <text:list xml:id="list5389566874161895333" text:style-name="L2">
        <text:list-item>
          <text:p text:style-name="P6">How does the value of an acid dissociation constant relate to the strength of an acid?</text:p>
        </text:list-item>
        <text:list-item>
          <text:p text:style-name="P6">How can you calculate an acid dissocation constant (Ka) of a weak acid?</text:p>
        </text:list-item>
      </text:list>
      <text:p text:style-name="P7"/>
      <text:p text:style-name="P7"/>
      <text:p text:style-name="P10">Acids are classified as strong or weak depending on the degree to which they ionize in water.</text:p>
      <text:p text:style-name="P7"/>
      <text:p text:style-name="P8">Strong acids</text:p>
      <text:p text:style-name="P8"/>
      <text:p text:style-name="P8"><text:tab/><text:span text:style-name="T4">In general, </text:span><text:span text:style-name="T5">strong acids</text:span><text:span text:style-name="T6"> are completely ionized in aqueous solution.</text:span></text:p>
      <text:p text:style-name="P8"/>
      <text:p text:style-name="P8">..</text:p>
      <text:p text:style-name="P8"/>
      <text:p text:style-name="P8">Weak acids</text:p>
      <text:p text:style-name="P8"/>
      <text:p text:style-name="P8"><text:tab/><text:span text:style-name="T5">Weak acids</text:span><text:span text:style-name="T6"> ionize only slightly in aqueous solution. The ionization of ethanoic acid (acetic <text:tab/>acid), a typical weak acid, is not complete.</text:span></text:p>
      <text:p text:style-name="P8"/>
      <text:p text:style-name="P8">..</text:p>
      <text:p text:style-name="P8"/>
      <text:p text:style-name="P8">Acid dissocation constant (K<text:span text:style-name="T2">a</text:span>)</text:p>
      <text:p text:style-name="P8"/>
      <text:p text:style-name="P8"><text:tab/><text:span text:style-name="T4">An </text:span><text:span text:style-name="T5">acid dissociation constant</text:span><text:span text:style-name="T6"> (Ka) is the ratio of the concentration of the dissociated <text:tab/><text:tab/>(or ionized) form of an acid to the concentration of the undissociated (nonionized) form.</text:span></text:p>
      <text:p text:style-name="P8"/>
      <text:p text:style-name="P8">..</text:p>
      <text:p text:style-name="P8"/>
      <text:p text:style-name="P10">Weak acids have small Ka values. The stronger an acid is, the larger is its Ka value.</text:p>
      <text:p text:style-name="P8"/>
      <text:p text:style-name="P8">Strong bases</text:p>
      <text:p text:style-name="P8"/>
      <text:p text:style-name="P8"><text:tab/><text:span text:style-name="T5">Strong bases</text:span><text:span text:style-name="T6"> dissociate completely into metal ions and hydroxide ions in aqueous solution.</text:span></text:p>
      <text:p text:style-name="P8"/>
      <text:p text:style-name="P8">..</text:p>
      <text:p text:style-name="P8"/>
      <text:p text:style-name="P8"/>
      <text:p text:style-name="P8"/>
      <text:p text:style-name="P8"/>
      <text:p text:style-name="P8"/>
      <text:p text:style-name="P8"><text:soft-page-break/>Weak bases</text:p>
      <text:p text:style-name="P8"/>
      <text:p text:style-name="P8"><text:tab/><text:span text:style-name="T5">Weak bases</text:span><text:span text:style-name="T6"> react with water to form the hydroxide ion and the conjugate acid of the base. <text:tab/>Ammonia is an example of a weak base.</text:span></text:p>
      <text:p text:style-name="P8"/>
      <text:p text:style-name="P8">..</text:p>
      <text:p text:style-name="P8"/>
      <text:p text:style-name="P8">Base dissocation constant (K<text:span text:style-name="T2">b</text:span>)</text:p>
      <text:p text:style-name="P8"/>
      <text:p text:style-name="P8"><text:tab/><text:span text:style-name="T6">In general, the </text:span><text:span text:style-name="T5">base dissociation constant</text:span><text:span text:style-name="T6"> </text:span><text:span text:style-name="T7">(Kb) is the ratio of the concentration of the conjugate acid times the concentration of the hydroxide ion to the concentration of the conjugate base.</text:span></text:p>
      <text:p text:style-name="P8"><text:span text:style-name="T7"/></text:p>
      <text:p text:style-name="P8"><text:span text:style-name="T7"><text:tab/>K</text:span><text:span text:style-name="T3">b</text:span><text:span text:style-name="T8"> = [conjugate acid] * [OH-] / [conjugate base]</text:span></text:p>
      <text:p text:style-name="P8"/>
      <text:p text:style-name="P8">..</text:p>
      <text:p text:style-name="P4"/>
      <text:p text:style-name="P10">To find the Ka of a weak acid or the Kb of a weak base, substitute the measured concentrations of all the substances present at the equilibrium into the expression for Ka or Kb.</text:p>
      <text:p text:style-name="P4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3T13:14:47.832221807</meta:creation-date>
    <dc:date>2016-03-18T13:29:30.186854654</dc:date>
    <meta:editing-duration>PT20H35M25S</meta:editing-duration>
    <meta:editing-cycles>16</meta:editing-cycles>
    <meta:generator>LibreOffice/4.4.7.2$Linux_X86_64 LibreOffice_project/40$Build-2</meta:generator>
    <meta:document-statistic meta:table-count="0" meta:image-count="0" meta:object-count="0" meta:page-count="2" meta:paragraph-count="32" meta:word-count="323" meta:character-count="1879" meta:non-whitespace-character-count="1584"/>
  </office:meta>
</office:document-meta>
</file>